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2" style:family="table">
      <style:table-properties style:width="6.2049in" table:align="left"/>
    </style:style>
    <style:style style:name="Table2.A" style:family="table-column">
      <style:table-column-properties style:column-width="0.8319in"/>
    </style:style>
    <style:style style:name="Table2.B" style:family="table-column">
      <style:table-column-properties style:column-width="0.3563in"/>
    </style:style>
    <style:style style:name="Table2.C" style:family="table-column">
      <style:table-column-properties style:column-width="0.2417in"/>
    </style:style>
    <style:style style:name="Table2.D" style:family="table-column">
      <style:table-column-properties style:column-width="4.775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3" style:family="table">
      <style:table-properties style:width="4.6986in" fo:margin-left="0in" fo:margin-top="0in" fo:margin-bottom="0in" table:align="left" style:writing-mode="lr-tb"/>
    </style:style>
    <style:style style:name="Table3.A" style:family="table-column">
      <style:table-column-properties style:column-width="0.8021in"/>
    </style:style>
    <style:style style:name="Table3.B" style:family="table-column">
      <style:table-column-properties style:column-width="3.8965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Table1" style:family="table">
      <style:table-properties style:width="6.2049in" table:align="left"/>
    </style:style>
    <style:style style:name="Table1.A" style:family="table-column">
      <style:table-column-properties style:column-width="0.8319in"/>
    </style:style>
    <style:style style:name="Table1.B" style:family="table-column">
      <style:table-column-properties style:column-width="0.3563in"/>
    </style:style>
    <style:style style:name="Table1.C" style:family="table-column">
      <style:table-column-properties style:column-width="0.2417in"/>
    </style:style>
    <style:style style:name="Table1.D" style:family="table-column">
      <style:table-column-properties style:column-width="4.77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C3" style:family="table-cell" style:data-style-name="N0">
      <style:table-cell-properties fo:padding="0.0382in" fo:border-left="0.05pt solid #000000" fo:border-right="none" fo:border-top="none" fo:border-bottom="0.05pt solid #000000"/>
    </style:style>
    <style:style style:name="P1" style:family="paragraph" style:parent-style-name="Table_20_Contents">
      <style:text-properties style:font-name="Pericles" fo:font-size="8pt" fo:font-weight="bold" style:font-size-asian="8pt" style:font-weight-asian="bold" style:font-size-complex="8pt" style:font-weight-complex="bold"/>
    </style:style>
    <style:style style:name="P2" style:family="paragraph" style:parent-style-name="Table_20_Contents">
      <style:text-properties style:font-name="Pericles" fo:font-size="8pt" fo:font-weight="bold" officeooo:rsid="0014cf13" officeooo:paragraph-rsid="0014cf13" style:font-size-asian="8pt" style:font-weight-asian="bold" style:font-size-complex="8pt" style:font-weight-complex="bold"/>
    </style:style>
    <style:style style:name="P3" style:family="paragraph" style:parent-style-name="Table_20_Contents">
      <style:text-properties style:font-name="Pericles" fo:font-size="8pt" fo:font-weight="bold" officeooo:rsid="0014cf13" officeooo:paragraph-rsid="0016bbb8" style:font-size-asian="8pt" style:font-weight-asian="bold" style:font-size-complex="8pt" style:font-weight-complex="bold"/>
    </style:style>
    <style:style style:name="P4" style:family="paragraph" style:parent-style-name="Table_20_Contents">
      <style:text-properties style:font-name="Pericles" fo:font-size="8pt" fo:font-weight="bold" officeooo:paragraph-rsid="0016bbb8" style:font-size-asian="8pt" style:font-weight-asian="bold" style:font-size-complex="8pt" style:font-weight-complex="bold"/>
    </style:style>
    <style:style style:name="P5" style:family="paragraph" style:parent-style-name="Table_20_Contents">
      <style:text-properties style:font-name="Pericles" fo:font-size="8pt" style:font-size-asian="8pt" style:font-size-complex="8pt"/>
    </style:style>
    <style:style style:name="P6" style:family="paragraph" style:parent-style-name="Table_20_Contents">
      <style:text-properties style:font-name="Pericles" fo:font-size="8pt" officeooo:rsid="0014cf13" officeooo:paragraph-rsid="0014cf13" style:font-size-asian="8pt" style:font-size-complex="8pt"/>
    </style:style>
    <style:style style:name="P7" style:family="paragraph" style:parent-style-name="Table_20_Contents">
      <style:text-properties style:font-name="Pericles" fo:font-size="8pt" officeooo:rsid="0016831b" officeooo:paragraph-rsid="0016831b" style:font-size-asian="8pt" style:font-size-complex="8pt"/>
    </style:style>
    <style:style style:name="P8" style:family="paragraph" style:parent-style-name="Table_20_Contents">
      <style:text-properties style:font-name="Pericles" fo:font-size="8pt" officeooo:rsid="0016bbb8" officeooo:paragraph-rsid="0016bbb8" style:font-size-asian="8pt" style:font-size-complex="8pt"/>
    </style:style>
    <style:style style:name="P9" style:family="paragraph" style:parent-style-name="List_20_Paragraph">
      <style:paragraph-properties fo:margin-top="0in" fo:margin-bottom="0in" loext:contextual-spacing="false" fo:line-height="100%"/>
      <style:text-properties style:font-name="Pericles" fo:font-size="8pt" officeooo:rsid="0016bbb8" officeooo:paragraph-rsid="0016bbb8" style:font-size-asian="8pt" style:font-size-complex="10pt"/>
    </style:style>
    <style:style style:name="P10" style:family="paragraph" style:parent-style-name="Standard">
      <style:paragraph-properties fo:margin-top="0in" fo:margin-bottom="0in" loext:contextual-spacing="false" fo:line-height="100%"/>
      <style:text-properties style:font-name="Pericles" fo:font-size="10pt" officeooo:paragraph-rsid="0016bbb8" style:font-size-asian="10pt" style:font-size-complex="10pt"/>
    </style:style>
    <style:style style:name="P11" style:family="paragraph" style:parent-style-name="Standard">
      <style:text-properties style:font-name="Pericles" fo:font-size="10pt" officeooo:rsid="0013160d" officeooo:paragraph-rsid="0013160d" style:font-size-asian="10pt" style:font-size-complex="12pt"/>
    </style:style>
    <style:style style:name="P12" style:family="paragraph" style:parent-style-name="Standard">
      <style:text-properties style:font-name="Pericles" fo:font-size="10pt" officeooo:paragraph-rsid="0013160d" style:font-size-asian="10pt" style:font-size-complex="12pt"/>
    </style:style>
    <style:style style:name="P13" style:family="paragraph" style:parent-style-name="Standard">
      <style:text-properties style:font-name="Pericles" fo:font-size="10pt" fo:font-weight="normal" officeooo:rsid="0013160d" officeooo:paragraph-rsid="0013160d" style:font-size-asian="10pt" style:font-weight-asian="normal" style:font-size-complex="12pt" style:font-weight-complex="normal"/>
    </style:style>
    <style:style style:name="P14" style:family="paragraph" style:parent-style-name="Standard">
      <style:text-properties style:font-name="Pericles" fo:font-size="10pt" fo:font-weight="normal" officeooo:rsid="0013160d" officeooo:paragraph-rsid="0013c36b" style:font-size-asian="10pt" style:font-weight-asian="normal" style:font-size-complex="12pt" style:font-weight-complex="normal"/>
    </style:style>
    <style:style style:name="P15" style:family="paragraph" style:parent-style-name="Standard">
      <style:text-properties style:font-name="Pericles" fo:font-size="10pt" style:text-underline-style="solid" style:text-underline-width="auto" style:text-underline-color="font-color" fo:font-weight="bold" officeooo:rsid="0013160d" officeooo:paragraph-rsid="0013c36b" style:font-size-asian="10pt" style:font-weight-asian="bold" style:font-size-complex="12pt" style:font-weight-complex="bold"/>
    </style:style>
    <style:style style:name="P16" style:family="paragraph" style:parent-style-name="Standard">
      <style:text-properties style:font-name="Pericles" fo:font-size="10pt" style:text-underline-style="solid" style:text-underline-width="auto" style:text-underline-color="font-color" fo:font-weight="bold" officeooo:rsid="0013c36b" officeooo:paragraph-rsid="0013c36b" style:font-size-asian="10pt" style:font-weight-asian="bold" style:font-size-complex="12pt" style:font-weight-complex="bold"/>
    </style:style>
    <style:style style:name="P17" style:family="paragraph" style:parent-style-name="Standard">
      <style:text-properties style:font-name="Pericles" fo:font-size="10pt" style:text-underline-style="solid" style:text-underline-width="auto" style:text-underline-color="font-color" fo:font-weight="bold" officeooo:rsid="0014cf13" officeooo:paragraph-rsid="0016bbb8" style:font-size-asian="10pt" style:font-weight-asian="bold" style:font-size-complex="12pt" style:font-weight-complex="bold"/>
    </style:style>
    <style:style style:name="P18" style:family="paragraph" style:parent-style-name="Standard">
      <style:text-properties style:font-name="Pericles" fo:font-size="10pt" style:text-underline-style="solid" style:text-underline-width="auto" style:text-underline-color="font-color" fo:font-weight="bold" officeooo:rsid="0016bbb8" officeooo:paragraph-rsid="0016bbb8" style:font-size-asian="10pt" style:font-weight-asian="bold" style:font-size-complex="12pt" style:font-weight-complex="bold"/>
    </style:style>
    <style:style style:name="P19" style:family="paragraph" style:parent-style-name="Standard">
      <style:text-properties style:font-name="Pericles" fo:font-size="12pt" fo:font-weight="bold" officeooo:paragraph-rsid="0013160d" style:font-size-asian="12pt" style:font-weight-asian="bold" style:font-size-complex="12pt"/>
    </style:style>
    <style:style style:name="P20" style:family="paragraph" style:parent-style-name="Standard">
      <style:text-properties style:font-name="Pericles" fo:font-size="12pt" fo:font-weight="bold" officeooo:rsid="0013160d" officeooo:paragraph-rsid="0013160d" style:font-size-asian="12pt" style:font-weight-asian="bold" style:font-size-complex="12pt"/>
    </style:style>
    <style:style style:name="P21" style:family="paragraph" style:parent-style-name="Standard">
      <style:text-properties officeooo:paragraph-rsid="0016bbb8"/>
    </style:style>
    <style:style style:name="P22" style:family="paragraph" style:parent-style-name="List_20_Paragraph" style:list-style-name="WWNum29">
      <style:paragraph-properties fo:margin-top="0in" fo:margin-bottom="0in" loext:contextual-spacing="false" fo:line-height="100%"/>
      <style:text-properties style:font-name="Pericles" fo:font-size="8pt" style:font-size-asian="8pt" style:font-size-complex="10pt"/>
    </style:style>
    <style:style style:name="P23" style:family="paragraph" style:parent-style-name="List_20_Paragraph" style:list-style-name="WWNum29">
      <style:paragraph-properties fo:margin-top="0in" fo:margin-bottom="0in" loext:contextual-spacing="false" fo:line-height="100%"/>
      <style:text-properties style:font-name="Pericles" fo:font-size="8pt" officeooo:rsid="0016bbb8" officeooo:paragraph-rsid="0016bbb8" style:font-size-asian="8pt" style:font-size-complex="10pt"/>
    </style:style>
    <style:style style:name="P24" style:family="paragraph" style:parent-style-name="List_20_Paragraph" style:list-style-name="WWNum29">
      <style:paragraph-properties fo:margin-top="0in" fo:margin-bottom="0in" loext:contextual-spacing="false" fo:line-height="100%"/>
      <style:text-properties style:font-name="Pericles" fo:font-size="8pt" officeooo:rsid="0016831b" officeooo:paragraph-rsid="0016831b" style:font-size-asian="8pt" style:font-size-complex="10pt"/>
    </style:style>
    <style:style style:name="P25" style:family="paragraph" style:parent-style-name="List_20_Paragraph" style:list-style-name="WWNum29">
      <style:paragraph-properties fo:margin-top="0in" fo:margin-bottom="0in" loext:contextual-spacing="false" fo:line-height="100%"/>
      <style:text-properties style:font-name="Pericles" fo:font-size="8pt" officeooo:rsid="0014cf13" officeooo:paragraph-rsid="0014cf13" style:font-size-asian="8pt" style:font-size-complex="10pt"/>
    </style:style>
    <style:style style:name="P26" style:family="paragraph" style:parent-style-name="Standard" style:master-page-name="MP0">
      <style:paragraph-properties style:page-number="auto" fo:break-before="page"/>
      <style:text-properties style:font-name="Pericles" fo:font-size="12pt" fo:font-weight="bold" officeooo:rsid="0013160d" officeooo:paragraph-rsid="0013160d" style:font-size-asian="12pt" style:font-weight-asian="bold" style:font-size-complex="12pt"/>
    </style:style>
    <style:style style:name="P27" style:family="paragraph" style:parent-style-name="Standard">
      <style:text-properties style:font-name="Pericles" fo:font-size="10pt" officeooo:rsid="0013160d" officeooo:paragraph-rsid="0013c36b" style:font-size-asian="10pt" style:font-size-complex="12pt"/>
    </style:style>
    <style:style style:name="P28" style:family="paragraph" style:parent-style-name="Standard">
      <style:text-properties style:font-name="Pericles" fo:font-size="10pt" officeooo:rsid="0013c36b" officeooo:paragraph-rsid="0013c36b" style:font-size-asian="10pt" style:font-size-complex="12pt"/>
    </style:style>
    <style:style style:name="P29" style:family="paragraph" style:parent-style-name="Standard">
      <style:text-properties style:font-name="Pericles" fo:font-size="10pt" officeooo:rsid="0018e098" officeooo:paragraph-rsid="0018e098" style:font-size-asian="10pt" style:font-size-complex="12pt"/>
    </style:style>
    <style:style style:name="P30" style:family="paragraph" style:parent-style-name="Standard" style:list-style-name="L1">
      <style:text-properties style:font-name="Pericles" fo:font-size="10pt" fo:font-weight="normal" officeooo:rsid="0013160d" officeooo:paragraph-rsid="0013160d" style:font-size-asian="10pt" style:font-weight-asian="normal" style:font-size-complex="12pt" style:font-weight-complex="normal"/>
    </style:style>
    <style:style style:name="P31" style:family="paragraph" style:parent-style-name="Standard" style:list-style-name="L1">
      <style:text-properties style:font-name="Pericles" fo:font-size="10pt" fo:font-weight="normal" officeooo:rsid="0016831b" officeooo:paragraph-rsid="0016831b" style:font-size-asian="10pt" style:font-weight-asian="normal" style:font-size-complex="12pt" style:font-weight-complex="normal"/>
    </style:style>
    <style:style style:name="P32" style:family="paragraph" style:parent-style-name="Standard" style:list-style-name="L2">
      <style:text-properties style:font-name="Pericles" fo:font-size="10pt" style:text-underline-style="none" fo:font-weight="normal" officeooo:rsid="0013c36b" officeooo:paragraph-rsid="0013c36b" style:font-size-asian="10pt" style:font-weight-asian="normal" style:font-size-complex="12pt" style:font-weight-complex="normal"/>
    </style:style>
    <style:style style:name="P33" style:family="paragraph" style:parent-style-name="Standard" style:list-style-name="L3">
      <style:text-properties style:font-name="Pericles" fo:font-size="10pt" style:text-underline-style="none" fo:font-weight="normal" officeooo:rsid="0013c36b" officeooo:paragraph-rsid="0013c36b" style:font-size-asian="10pt" style:font-weight-asian="normal" style:font-size-complex="12pt" style:font-weight-complex="normal"/>
    </style:style>
    <style:style style:name="P34" style:family="paragraph" style:parent-style-name="Standard" style:list-style-name="L4">
      <style:text-properties style:font-name="Pericles" fo:font-size="10pt" style:text-underline-style="none" fo:font-weight="normal" officeooo:rsid="0013c36b" officeooo:paragraph-rsid="0013c36b" style:font-size-asian="10pt" style:font-weight-asian="normal" style:font-size-complex="12pt" style:font-weight-complex="normal"/>
    </style:style>
    <style:style style:name="P35" style:family="paragraph" style:parent-style-name="Standard">
      <style:text-properties style:font-name="Pericles" fo:font-size="10pt" style:text-underline-style="none" fo:font-weight="normal" officeooo:rsid="0013c36b" officeooo:paragraph-rsid="0013c36b" style:font-size-asian="10pt" style:font-weight-asian="normal" style:font-size-complex="12pt" style:font-weight-complex="normal"/>
    </style:style>
    <style:style style:name="P36" style:family="paragraph" style:parent-style-name="Standard">
      <style:text-properties style:font-name="Pericles" fo:font-size="10pt" style:text-underline-style="none" fo:font-weight="bold" officeooo:rsid="0014cf13" officeooo:paragraph-rsid="0016bbb8" style:font-size-asian="10pt" style:font-weight-asian="bold" style:font-size-complex="12pt" style:font-weight-complex="bold"/>
    </style:style>
    <style:style style:name="P37" style:family="paragraph" style:parent-style-name="Standard">
      <style:text-properties style:font-name="Pericles" fo:font-size="12pt" fo:font-weight="bold" officeooo:rsid="0013c36b" officeooo:paragraph-rsid="0013c36b" style:font-size-asian="12pt" style:font-weight-asian="bold" style:font-size-complex="12pt"/>
    </style:style>
    <style:style style:name="T1" style:family="text">
      <style:text-properties officeooo:rsid="0013c36b"/>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16bbb8"/>
    </style:style>
    <style:style style:name="T6" style:family="text">
      <style:text-properties officeooo:rsid="001977a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Runes</text:p>
      <text:p text:style-name="P27">Shadow left numerous scars on the world. As the world heals, these scars accumulate and radiate magical energy that can be tapped by sorcerers to power spells.</text:p>
      <text:p text:style-name="P37">Spell Casting Skills</text:p>
      <text:p text:style-name="P28">Each rune is its own skill. Checks and improvement points are earned for each rune separately, as are penalties for failed spell casting. When a mage rests to recover his spell casting levels, he must distribute the levels among his various spell casting skills.</text:p>
      <text:p text:style-name="P29">You can tag rune skills, but only two such skills can be tagged. If you have more rune skills than you have tagged rune skills, you can choose the highest skill levels to count toward gaining xp… <text:span text:style-name="T6">(</text:span>This is a little clunky. I will work on wording/explaining this later.<text:span text:style-name="T6">)</text:span></text:p>
      <text:p text:style-name="P19">Mana</text:p>
      <text:p text:style-name="P12">Spirit callers with certain talents can accumulate mana, which can be used as inspiration, but only when casting spirit spells. In addition, mana can empower certain spells, increasing the duration or effects.</text:p>
      <text:p text:style-name="P11">Each adventure, a mage starts with full mana <text:span text:style-name="T1">and mana can be returned by taking a meditate action at camp.</text:span></text:p>
      <text:p text:style-name="P20">Casting Spells</text:p>
      <text:p text:style-name="P13">Casting is similar to original RB with the following differences:</text:p>
      <text:list xml:id="list3662871811" text:style-name="L1">
        <text:list-item>
          <text:p text:style-name="P30">Casting requires a full round, and the spell is released at the end of the action.</text:p>
        </text:list-item>
        <text:list-item>
          <text:p text:style-name="P30">On any round you are casting a spell <text:span text:style-name="T1">that is not a touch spell</text:span>, you have the choice to take a -3 to your casting roll, or a -3 to all your defenses. You have to make the choice either when you cast the spell, or the first time you are attacked in a round.</text:p>
        </text:list-item>
        <text:list-item>
          <text:p text:style-name="P30">You cannot trade HP to counter a skill level penalty. You can lose mana or inspiration instead.</text:p>
        </text:list-item>
        <text:list-item>
          <text:p text:style-name="P30">Certain spells can be enhanced by spending mana when cast.</text:p>
        </text:list-item>
        <text:list-item>
          <text:p text:style-name="P31">All spells that affect the caster can be modified to affect an ally within 6 hexes either by spending mana, or by taking a -3 to the spell casting roll</text:p>
        </text:list-item>
      </text:list>
      <text:p text:style-name="P20">Rune Circles</text:p>
      <text:p text:style-name="P14">Each rune has four circles. When you learn a rune, you have access to the first circle spells only. You gain access to higher circle spells when you meet the requirements.</text:p>
      <text:p text:style-name="P15">Second Circle</text:p>
      <text:list xml:id="list2777816256" text:style-name="L2">
        <text:list-item>
          <text:p text:style-name="P32"><text:soft-page-break/>Gain 3 XP in the spell casting skill</text:p>
        </text:list-item>
        <text:list-item>
          <text:p text:style-name="P32">Have a final skill level (including bonuses) of 14 or higher</text:p>
        </text:list-item>
      </text:list>
      <text:p text:style-name="P16">Third Circle</text:p>
      <text:list xml:id="list3940193930" text:style-name="L3">
        <text:list-item>
          <text:p text:style-name="P33">Gain 6 XP in the spell casting skill</text:p>
        </text:list-item>
        <text:list-item>
          <text:p text:style-name="P33">Have a final skill level (including bonuses) of 18 or higher</text:p>
        </text:list-item>
        <text:list-item>
          <text:p text:style-name="P33">Complete the rune-specific requirements for third circle</text:p>
        </text:list-item>
      </text:list>
      <text:p text:style-name="P16">Fourth Circle</text:p>
      <text:list xml:id="list2672815384" text:style-name="L4">
        <text:list-item>
          <text:p text:style-name="P34">Have a final skill level of 24 or higher</text:p>
        </text:list-item>
        <text:list-item>
          <text:p text:style-name="P34">Complete the rune-specific requirements for fourth circle</text:p>
        </text:list-item>
      </text:list>
      <text:p text:style-name="P18"><text:span text:style-name="T2">Fortix</text:span><text:span text:style-name="T3"> –</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Spell</text:p>
          </table:table-cell>
          <table:table-cell table:style-name="Table2.A1" office:value-type="string">
            <text:p text:style-name="P4">Time</text:p>
          </table:table-cell>
          <table:table-cell table:style-name="Table2.A1" office:value-type="string">
            <text:p text:style-name="P4">DL</text:p>
          </table:table-cell>
          <table:table-cell table:style-name="Table2.D1" office:value-type="string">
            <text:p text:style-name="P4">Effects</text:p>
          </table:table-cell>
        </table:table-row>
        <table:table-row>
          <table:table-cell table:style-name="Table2.A2" table:number-columns-spanned="4" office:value-type="string">
            <text:p text:style-name="P3">First Circle</text:p>
          </table:table-cell>
          <table:covered-table-cell/>
          <table:covered-table-cell/>
          <table:covered-table-cell/>
        </table:table-row>
        <table:table-row>
          <table:table-cell table:style-name="Table2.A3" office:value-type="string">
            <text:p text:style-name="P5">Door Sense</text:p>
          </table:table-cell>
          <table:table-cell table:style-name="Table2.A3" office:value-type="string">
            <text:p text:style-name="P5">VS</text:p>
          </table:table-cell>
          <table:table-cell table:style-name="Table2.C3" office:value-type="float" office:value="10">
            <text:p text:style-name="P5">10</text:p>
          </table:table-cell>
          <table:table-cell table:style-name="Table2.A2" office:value-type="string">
            <text:list xml:id="list3048410647" text:style-name="WWNum29">
              <text:list-item>
                <text:p text:style-name="P22">+2 to search checks to find secret passages and doors</text:p>
              </text:list-item>
              <text:list-item>
                <text:p text:style-name="P22">10 minutes (1 hour)</text:p>
              </text:list-item>
            </text:list>
          </table:table-cell>
        </table:table-row>
        <table:table-row>
          <table:table-cell table:style-name="Table2.A3" office:value-type="string">
            <text:p text:style-name="P5">Floating Portals</text:p>
          </table:table-cell>
          <table:table-cell table:style-name="Table2.A3" office:value-type="string">
            <text:p text:style-name="P5">C</text:p>
          </table:table-cell>
          <table:table-cell table:style-name="Table2.C3" office:value-type="float" office:value="8">
            <text:p text:style-name="P5">8</text:p>
          </table:table-cell>
          <table:table-cell table:style-name="Table2.A2" office:value-type="string">
            <text:list xml:id="list140616165680978" text:continue-numbering="true" text:style-name="WWNum29">
              <text:list-item>
                <text:p text:style-name="P22">Small portals fly around you, protecting you from attacks</text:p>
              </text:list-item>
              <text:list-item>
                <text:p text:style-name="P22">Any attack that hits has 3/12 chance of hitting a portal instead and being harmlessly deflected into the world beyond (+1/mana)</text:p>
              </text:list-item>
              <text:list-item>
                <text:p text:style-name="P22">6 rounds (all combat)</text:p>
              </text:list-item>
            </text:list>
          </table:table-cell>
        </table:table-row>
        <table:table-row>
          <table:table-cell table:style-name="Table2.A3" office:value-type="string">
            <text:p text:style-name="P5">Keyhole</text:p>
          </table:table-cell>
          <table:table-cell table:style-name="Table2.A3" office:value-type="string">
            <text:p text:style-name="P5">VS</text:p>
          </table:table-cell>
          <table:table-cell table:style-name="Table2.C3" office:value-type="float" office:value="10">
            <text:p text:style-name="P5">10</text:p>
          </table:table-cell>
          <table:table-cell table:style-name="Table2.A2" office:value-type="string">
            <text:list xml:id="list140617151066019" text:continue-numbering="true" text:style-name="WWNum29">
              <text:list-item>
                <text:p text:style-name="P22">You have the ability to see through a closed door into the space beyond</text:p>
              </text:list-item>
              <text:list-item>
                <text:p text:style-name="P22">Expenditure(1)</text:p>
              </text:list-item>
            </text:list>
          </table:table-cell>
        </table:table-row>
        <table:table-row>
          <table:table-cell table:style-name="Table2.A3" office:value-type="string">
            <text:p text:style-name="P5">Lock</text:p>
          </table:table-cell>
          <table:table-cell table:style-name="Table2.A3" office:value-type="string">
            <text:p text:style-name="P5">VS</text:p>
          </table:table-cell>
          <table:table-cell table:style-name="Table2.C3" office:value-type="float" office:value="10">
            <text:p text:style-name="P5">10</text:p>
          </table:table-cell>
          <table:table-cell table:style-name="Table2.A2" office:value-type="string">
            <text:list xml:id="list140616311813733" text:continue-numbering="true" text:style-name="WWNum29">
              <text:list-item>
                <text:p text:style-name="P22">If a door has a lock, +2 DL to open it</text:p>
              </text:list-item>
              <text:list-item>
                <text:p text:style-name="P22">If a door has no lock, it is locked with a 14 DL to open it</text:p>
              </text:list-item>
              <text:list-item>
                <text:p text:style-name="P22">Expenditure(1)</text:p>
              </text:list-item>
            </text:list>
          </table:table-cell>
        </table:table-row>
        <table:table-row>
          <table:table-cell table:style-name="Table2.A3" office:value-type="string">
            <text:p text:style-name="P5">Minor Servant</text:p>
          </table:table-cell>
          <table:table-cell table:style-name="Table2.A3" office:value-type="string">
            <text:p text:style-name="P5">S</text:p>
          </table:table-cell>
          <table:table-cell table:style-name="Table2.C3" office:value-type="float" office:value="10">
            <text:p text:style-name="P5">10</text:p>
          </table:table-cell>
          <table:table-cell table:style-name="Table2.A2" office:value-type="string">
            <text:list xml:id="list140616871903952" text:continue-numbering="true" text:style-name="WWNum29">
              <text:list-item>
                <text:p text:style-name="P22">Summon a minor servant to do your bidding</text:p>
              </text:list-item>
              <text:list-item>
                <text:p text:style-name="P22">Can do minor lair and carry 50kg</text:p>
              </text:list-item>
              <text:list-item>
                <text:p text:style-name="P22">No fighting or hazardous duty</text:p>
              </text:list-item>
              <text:list-item>
                <text:p text:style-name="P22">1 day</text:p>
              </text:list-item>
            </text:list>
          </table:table-cell>
        </table:table-row>
        <table:table-row>
          <table:table-cell table:style-name="Table2.A3" office:value-type="string">
            <text:p text:style-name="P5">Portal Shield</text:p>
          </table:table-cell>
          <table:table-cell table:style-name="Table2.A3" office:value-type="string">
            <text:p text:style-name="P5">C</text:p>
          </table:table-cell>
          <table:table-cell table:style-name="Table2.C3" office:value-type="float" office:value="10">
            <text:p text:style-name="P5">10</text:p>
          </table:table-cell>
          <table:table-cell table:style-name="Table2.A2" office:value-type="string">
            <text:list xml:id="list140616319534864" text:continue-numbering="true" text:style-name="WWNum29">
              <text:list-item>
                <text:p text:style-name="P22">Shield defense +1</text:p>
              </text:list-item>
              <text:list-item>
                <text:p text:style-name="P22">Free block(1)</text:p>
              </text:list-item>
            </text:list>
          </table:table-cell>
        </table:table-row>
        <table:table-row>
          <table:table-cell table:style-name="Table2.A2" table:number-columns-spanned="4" office:value-type="string">
            <text:p text:style-name="P3">Second Circle</text:p>
          </table:table-cell>
          <table:covered-table-cell/>
          <table:covered-table-cell/>
          <table:covered-table-cell/>
        </table:table-row>
        <table:table-row>
          <table:table-cell table:style-name="Table2.A3" office:value-type="string">
            <text:p text:style-name="P8">Chaos Shield</text:p>
          </table:table-cell>
          <table:table-cell table:style-name="Table2.A3" office:value-type="string">
            <text:p text:style-name="P8">C</text:p>
          </table:table-cell>
          <table:table-cell table:style-name="Table2.C3" office:value-type="float" office:value="14">
            <text:p text:style-name="P8">14</text:p>
          </table:table-cell>
          <table:table-cell table:style-name="Table2.A2" office:value-type="string">
            <text:list xml:id="list140617365942074" text:continue-numbering="true" text:style-name="WWNum29">
              <text:list-item>
                <text:p text:style-name="P23">You call into being several portals that orbit yourself</text:p>
              </text:list-item>
              <text:list-item>
                <text:p text:style-name="P23">When the spell is cast, roll a d12 to determine the effect</text:p>
              </text:list-item>
              <text:list-item>
                <text:p text:style-name="P23">Each round you can take the current effect, or roll again</text:p>
              </text:list-item>
              <text:list-item>
                <text:p text:style-name="P23">Lasts an entire combat</text:p>
              </text:list-item>
            </text:list>
            <text:p text:style-name="P9"/>
            <table:table table:name="Table3" table:style-name="Table3">
              <table:table-column table:style-name="Table3.A"/>
              <table:table-column table:style-name="Table3.B"/>
              <table:table-row table:style-name="Table3.1">
                <table:table-cell table:style-name="Table3.A1" office:value-type="string">
                  <text:p text:style-name="P10">Roll d12</text:p>
                </table:table-cell>
                <table:table-cell table:style-name="Table3.A1" office:value-type="string">
                  <text:p text:style-name="P10">Benefit</text:p>
                </table:table-cell>
              </table:table-row>
              <table:table-row table:style-name="Table3.1">
                <table:table-cell table:style-name="Table3.A1" office:value-type="string">
                  <text:p text:style-name="P10">1</text:p>
                </table:table-cell>
                <table:table-cell table:style-name="Table3.A1" office:value-type="string">
                  <text:p text:style-name="P10">The portals act as shields, increasing your defenses by 2.</text:p>
                </table:table-cell>
              </table:table-row>
              <table:table-row table:style-name="Table3.1">
                <table:table-cell table:style-name="Table3.A1" office:value-type="string">
                  <text:p text:style-name="P10">2</text:p>
                </table:table-cell>
                <table:table-cell table:style-name="Table3.A1" office:value-type="string">
                  <text:p text:style-name="P10">The portals attack, slicing through anyone adjacent to you. They do 1d6 penetrating damage.</text:p>
                </table:table-cell>
              </table:table-row>
              <table:table-row table:style-name="Table3.1">
                <table:table-cell table:style-name="Table3.A1" office:value-type="string">
                  <text:p text:style-name="P10"><text:soft-page-break/>3</text:p>
                </table:table-cell>
                <table:table-cell table:style-name="Table3.A1" office:value-type="string">
                  <text:p text:style-name="P10">The portals destroy any missiles coming at you on an 8/12.</text:p>
                </table:table-cell>
              </table:table-row>
              <table:table-row table:style-name="Table3.1">
                <table:table-cell table:style-name="Table3.A1" office:value-type="string">
                  <text:p text:style-name="P10">4</text:p>
                </table:table-cell>
                <table:table-cell table:style-name="Table3.A1" office:value-type="string">
                  <text:p text:style-name="P10">The portals teleport you up to 20 hexes away as a <text:span text:style-name="T5">1/2</text:span> action.</text:p>
                </table:table-cell>
              </table:table-row>
              <table:table-row table:style-name="Table3.1">
                <table:table-cell table:style-name="Table3.A1" office:value-type="string">
                  <text:p text:style-name="P10">5</text:p>
                </table:table-cell>
                <table:table-cell table:style-name="Table3.A1" office:value-type="string">
                  <text:p text:style-name="P10">The portals increase your armor value by 1.</text:p>
                </table:table-cell>
              </table:table-row>
              <table:table-row table:style-name="Table3.1">
                <table:table-cell table:style-name="Table3.A1" office:value-type="string">
                  <text:p text:style-name="P10">6</text:p>
                </table:table-cell>
                <table:table-cell table:style-name="Table3.A1" office:value-type="string">
                  <text:p text:style-name="P10">The portals partially deflect spells. All of your spell saves are increased by 4.</text:p>
                </table:table-cell>
              </table:table-row>
              <table:table-row table:style-name="Table3.1">
                <table:table-cell table:style-name="Table3.A1" office:value-type="string">
                  <text:p text:style-name="P10">7</text:p>
                </table:table-cell>
                <table:table-cell table:style-name="Table3.A1" office:value-type="string">
                  <text:p text:style-name="P10">The portals carry you, increasing your movement by 4.</text:p>
                </table:table-cell>
              </table:table-row>
              <table:table-row table:style-name="Table3.1">
                <table:table-cell table:style-name="Table3.A1" office:value-type="string">
                  <text:p text:style-name="P10">8</text:p>
                </table:table-cell>
                <table:table-cell table:style-name="Table3.A1" office:value-type="string">
                  <text:p text:style-name="P10">The portals distract your enemies, allowing you to disengage from melee without suffering a free attack.</text:p>
                </table:table-cell>
              </table:table-row>
              <table:table-row table:style-name="Table3.1">
                <table:table-cell table:style-name="Table3.A1" office:value-type="string">
                  <text:p text:style-name="P10">9</text:p>
                </table:table-cell>
                <table:table-cell table:style-name="Table3.A1" office:value-type="string">
                  <text:p text:style-name="P10">Your melee attacks get Pierce(3).<text:bookmark text:name="_GoBack"/></text:p>
                </table:table-cell>
              </table:table-row>
              <table:table-row table:style-name="Table3.1">
                <table:table-cell table:style-name="Table3.A1" office:value-type="string">
                  <text:p text:style-name="P10">10</text:p>
                </table:table-cell>
                <table:table-cell table:style-name="Table3.A1" office:value-type="string">
                  <text:p text:style-name="P10">The portals engulf a single adjacent opponent, teleporting him 2d8 hexes in a random direction (<text:span text:style-name="T5">reflex</text:span> 15).</text:p>
                </table:table-cell>
              </table:table-row>
              <table:table-row table:style-name="Table3.1">
                <table:table-cell table:style-name="Table3.A1" office:value-type="string">
                  <text:p text:style-name="P10">11</text:p>
                </table:table-cell>
                <table:table-cell table:style-name="Table3.A1" office:value-type="string">
                  <text:p text:style-name="P10">The portals engulf a single adjacent opponent, trapping him (<text:span text:style-name="T5">reflex</text:span> 15). Once trapped, he can do nothing but attempt to break free (<text:span text:style-name="T5">muscle</text:span>, <text:span text:style-name="T5">power</text:span> 17). The portals can only trap a single opponent. Switching abilities frees the victim.</text:p>
                </table:table-cell>
              </table:table-row>
              <table:table-row table:style-name="Table3.1">
                <table:table-cell table:style-name="Table3.A1" office:value-type="string">
                  <text:p text:style-name="P10">12</text:p>
                </table:table-cell>
                <table:table-cell table:style-name="Table3.A1" office:value-type="string">
                  <text:p text:style-name="P10">The portals take an adjacent opponent and teleport him into the air (<text:span text:style-name="T5">reflex</text:span> 15). He falls, taking 3d6 damage and he is prone.</text:p>
                </table:table-cell>
              </table:table-row>
            </table:table>
            <text:p text:style-name="P21"/>
          </table:table-cell>
        </table:table-row>
        <table:table-row>
          <table:table-cell table:style-name="Table2.A3" office:value-type="string">
            <text:p text:style-name="P8">Instability</text:p>
          </table:table-cell>
          <table:table-cell table:style-name="Table2.A3" office:value-type="string">
            <text:p text:style-name="P8">14</text:p>
          </table:table-cell>
          <table:table-cell table:style-name="Table2.A3" office:value-type="string">
            <text:p text:style-name="P8">C</text:p>
          </table:table-cell>
          <table:table-cell table:style-name="Table2.A2" office:value-type="string">
            <text:list xml:id="list140616688263006" text:continue-numbering="true" text:style-name="WWNum29">
              <text:list-item>
                <text:p text:style-name="P23">You touch a creature and enchant it such that it becomes slightly out of phase with reality</text:p>
              </text:list-item>
              <text:list-item>
                <text:p text:style-name="P23">Any attack that would have hit has a 2/12 chance of missing</text:p>
              </text:list-item>
              <text:list-item>
                <text:p text:style-name="P23">Melee damage is +1 and attacks get pierce(3)</text:p>
              </text:list-item>
            </text:list>
          </table:table-cell>
        </table:table-row>
        <table:table-row>
          <table:table-cell table:style-name="Table2.A3" office:value-type="string">
            <text:p text:style-name="P8">Minor Summon</text:p>
          </table:table-cell>
          <table:table-cell table:style-name="Table2.A3" office:value-type="string">
            <text:p text:style-name="P8">14</text:p>
          </table:table-cell>
          <table:table-cell table:style-name="Table2.A3" office:value-type="string">
            <text:p text:style-name="P8">C</text:p>
          </table:table-cell>
          <table:table-cell table:style-name="Table2.A2" office:value-type="string">
            <text:list xml:id="list140616649013970" text:continue-numbering="true" text:style-name="WWNum29">
              <text:list-item>
                <text:p text:style-name="P23">A portal appears, and a creature steps through to aid you</text:p>
              </text:list-item>
              <text:list-item>
                <text:p text:style-name="P23">1 – Lesser Avatar</text:p>
              </text:list-item>
              <text:list-item>
                <text:p text:style-name="P23">2 – Acid Beetle</text:p>
              </text:list-item>
              <text:list-item>
                <text:p text:style-name="P23">3 – Giant centipede</text:p>
              </text:list-item>
              <text:list-item>
                <text:p text:style-name="P23">4 – Fire elemental, lesser</text:p>
              </text:list-item>
              <text:list-item>
                <text:p text:style-name="P23">5 – Water elemental, lesser</text:p>
              </text:list-item>
              <text:list-item>
                <text:p text:style-name="P23">6 – Humanoid</text:p>
              </text:list-item>
              <text:list-item>
                <text:p text:style-name="P23">7 – Rat, giant</text:p>
              </text:list-item>
              <text:list-item>
                <text:p text:style-name="P23">8 – Wolf, Common</text:p>
              </text:list-item>
            </text:list>
          </table:table-cell>
        </table:table-row>
        <table:table-row>
          <table:table-cell table:style-name="Table2.A3" office:value-type="string">
            <text:p text:style-name="P8">Portal Hand</text:p>
          </table:table-cell>
          <table:table-cell table:style-name="Table2.A3" office:value-type="string">
            <text:p text:style-name="P8">14</text:p>
          </table:table-cell>
          <table:table-cell table:style-name="Table2.A3" office:value-type="string">
            <text:p text:style-name="P8">VS</text:p>
          </table:table-cell>
          <table:table-cell table:style-name="Table2.A2" office:value-type="string">
            <text:list xml:id="list140616461929609" text:continue-numbering="true" text:style-name="WWNum29">
              <text:list-item>
                <text:p text:style-name="P23">You create a small portal through a barrier, or into an enclosed space</text:p>
              </text:list-item>
              <text:list-item>
                <text:p text:style-name="P23">You can grasp items and pull them through the portal</text:p>
              </text:list-item>
              <text:list-item>
                <text:p text:style-name="P23">You gain no special perception and cannot see through the barrier you are breaching</text:p>
              </text:list-item>
              <text:list-item>
                <text:p text:style-name="P23">Using portal hand to reach into a trapped container, or through a trapped door has a 4/12 chance of setting off the trap</text:p>
              </text:list-item>
            </text:list>
          </table:table-cell>
        </table:table-row>
        <table:table-row>
          <table:table-cell table:style-name="Table2.A3" office:value-type="string">
            <text:p text:style-name="P8">Skip</text:p>
          </table:table-cell>
          <table:table-cell table:style-name="Table2.A3" office:value-type="string">
            <text:p text:style-name="P8">14</text:p>
          </table:table-cell>
          <table:table-cell table:style-name="Table2.A3" office:value-type="string">
            <text:p text:style-name="P8">C</text:p>
          </table:table-cell>
          <table:table-cell table:style-name="Table2.A2" office:value-type="string">
            <text:list xml:id="list140615642042058" text:continue-numbering="true" text:style-name="WWNum29">
              <text:list-item>
                <text:p text:style-name="P23">You create a portal adjacent to you and a second portal up to 20 hexes away</text:p>
              </text:list-item>
              <text:list-item>
                <text:p text:style-name="P23">The first person to step through either portal appears at the site of the other portal, and both portals vanish</text:p>
              </text:list-item>
              <text:list-item>
                <text:p text:style-name="P23">Requires line of sight</text:p>
              </text:list-item>
            </text:list>
          </table:table-cell>
        </table:table-row>
      </table:table>
      <text:p text:style-name="P36"/>
      <text:p text:style-name="P17"><text:span text:style-name="T2">Ignix</text:span><text:span text:style-name="T3"> –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Spell</text:p>
          </table:table-cell>
          <table:table-cell table:style-name="Table1.A1" office:value-type="string">
            <text:p text:style-name="P1">Time</text:p>
          </table:table-cell>
          <table:table-cell table:style-name="Table1.A1" office:value-type="string">
            <text:p text:style-name="P1">DL</text:p>
          </table:table-cell>
          <table:table-cell table:style-name="Table1.D1" office:value-type="string">
            <text:p text:style-name="P1">Effects<text:soft-page-break/></text:p>
          </table:table-cell>
        </table:table-row>
        <table:table-row>
          <table:table-cell table:style-name="Table1.A2" table:number-columns-spanned="4" office:value-type="string">
            <text:p text:style-name="P2">First Circle</text:p>
          </table:table-cell>
          <table:covered-table-cell/>
          <table:covered-table-cell/>
          <table:covered-table-cell/>
        </table:table-row>
        <table:table-row>
          <table:table-cell table:style-name="Table1.A3" office:value-type="string">
            <text:p text:style-name="P8">Eternal Flame</text:p>
          </table:table-cell>
          <table:table-cell table:style-name="Table1.A3" office:value-type="string">
            <text:p text:style-name="P8">L</text:p>
          </table:table-cell>
          <table:table-cell table:style-name="Table1.C3" office:value-type="float" office:value="10">
            <text:p text:style-name="P8">10</text:p>
          </table:table-cell>
          <table:table-cell table:style-name="Table1.A2" office:value-type="string">
            <text:list xml:id="list140616029472840" text:continue-numbering="true" text:style-name="WWNum29">
              <text:list-item>
                <text:p text:style-name="P23">Your weapon bursts into magical flames</text:p>
              </text:list-item>
              <text:list-item>
                <text:p text:style-name="P23">You control the brightness and the color of the flames</text:p>
              </text:list-item>
              <text:list-item>
                <text:p text:style-name="P23">Your weapon gains +1 damage and ignite(2)</text:p>
              </text:list-item>
            </text:list>
          </table:table-cell>
        </table:table-row>
        <table:table-row>
          <table:table-cell table:style-name="Table1.A3" office:value-type="string">
            <text:p text:style-name="P5">Fiery Blast</text:p>
          </table:table-cell>
          <table:table-cell table:style-name="Table1.A3" office:value-type="string">
            <text:p text:style-name="P5">C</text:p>
          </table:table-cell>
          <table:table-cell table:style-name="Table1.C3" office:value-type="float" office:value="8">
            <text:p text:style-name="P5">8</text:p>
          </table:table-cell>
          <table:table-cell table:style-name="Table1.A2" office:value-type="string">
            <text:list xml:id="list140615995631581" text:continue-numbering="true" text:style-name="WWNum29">
              <text:list-item>
                <text:p text:style-name="P22">2d6 fire bolt (2d6+2)</text:p>
              </text:list-item>
              <text:list-item>
                <text:p text:style-name="P22">Ignite(3) (Ignite(4))</text:p>
              </text:list-item>
            </text:list>
          </table:table-cell>
        </table:table-row>
        <table:table-row>
          <table:table-cell table:style-name="Table1.A3" office:value-type="string">
            <text:p text:style-name="P5">Fiery Blood</text:p>
          </table:table-cell>
          <table:table-cell table:style-name="Table1.A3" office:value-type="string">
            <text:p text:style-name="P5">C</text:p>
          </table:table-cell>
          <table:table-cell table:style-name="Table1.C3" office:value-type="float" office:value="10">
            <text:p text:style-name="P5">10</text:p>
          </table:table-cell>
          <table:table-cell table:style-name="Table1.A2" office:value-type="string">
            <text:list xml:id="list140617379703408" text:continue-numbering="true" text:style-name="WWNum29">
              <text:list-item>
                <text:p text:style-name="P22">+2 Reflex</text:p>
              </text:list-item>
              <text:list-item>
                <text:p text:style-name="P22">Lasts 1 hour (1 day)</text:p>
              </text:list-item>
            </text:list>
          </table:table-cell>
        </table:table-row>
        <table:table-row>
          <table:table-cell table:style-name="Table1.A3" office:value-type="string">
            <text:p text:style-name="P5">Flame Hand</text:p>
          </table:table-cell>
          <table:table-cell table:style-name="Table1.A3" office:value-type="string">
            <text:p text:style-name="P5">C</text:p>
          </table:table-cell>
          <table:table-cell table:style-name="Table1.C3" office:value-type="float" office:value="8">
            <text:p text:style-name="P5">8</text:p>
          </table:table-cell>
          <table:table-cell table:style-name="Table1.A2" office:value-type="string">
            <text:list xml:id="list140617317639194" text:continue-numbering="true" text:style-name="WWNum29">
              <text:list-item>
                <text:p text:style-name="P22">Hand bursts into flame</text:p>
              </text:list-item>
              <text:list-item>
                <text:p text:style-name="P22">Ignites flammable objects</text:p>
              </text:list-item>
              <text:list-item>
                <text:p text:style-name="P22">2d6 fire <text:span text:style-name="T4">touch</text:span> (2d6+2)</text:p>
              </text:list-item>
              <text:list-item>
                <text:p text:style-name="P22">Ignite(3) (Ignite(4))</text:p>
              </text:list-item>
              <text:list-item>
                <text:p text:style-name="P22">Lasts 6 combat rounds (combat)</text:p>
              </text:list-item>
            </text:list>
          </table:table-cell>
        </table:table-row>
        <table:table-row>
          <table:table-cell table:style-name="Table1.A3" office:value-type="string">
            <text:p text:style-name="P5">Light</text:p>
          </table:table-cell>
          <table:table-cell table:style-name="Table1.A3" office:value-type="string">
            <text:p text:style-name="P5">VS</text:p>
          </table:table-cell>
          <table:table-cell table:style-name="Table1.C3" office:value-type="float" office:value="8">
            <text:p text:style-name="P5">8</text:p>
          </table:table-cell>
          <table:table-cell table:style-name="Table1.A2" office:value-type="string">
            <text:list xml:id="list140617150040459" text:continue-numbering="true" text:style-name="WWNum29">
              <text:list-item>
                <text:p text:style-name="P22">Cold, smokeless light</text:p>
              </text:list-item>
              <text:list-item>
                <text:p text:style-name="P22">As dim as a candle, or as bright as a small campfire (about 5 hex radius)</text:p>
              </text:list-item>
              <text:list-item>
                <text:p text:style-name="P22">Lasts 1 hour (1 day)</text:p>
              </text:list-item>
            </text:list>
          </table:table-cell>
        </table:table-row>
        <table:table-row>
          <table:table-cell table:style-name="Table1.A3" office:value-type="string">
            <text:p text:style-name="P5">Warmth</text:p>
          </table:table-cell>
          <table:table-cell table:style-name="Table1.A3" office:value-type="string">
            <text:p text:style-name="P5">S</text:p>
          </table:table-cell>
          <table:table-cell table:style-name="Table1.C3" office:value-type="float" office:value="8">
            <text:p text:style-name="P5">8</text:p>
          </table:table-cell>
          <table:table-cell table:style-name="Table1.A2" office:value-type="string">
            <text:list xml:id="list140616036576223" text:continue-numbering="true" text:style-name="WWNum29">
              <text:list-item>
                <text:p text:style-name="P22">Resist Cold</text:p>
              </text:list-item>
              <text:list-item>
                <text:p text:style-name="P22">Immune to normal cold</text:p>
              </text:list-item>
              <text:list-item>
                <text:p text:style-name="P22">Up to 4 allies (8 allies)</text:p>
              </text:list-item>
              <text:list-item>
                <text:p text:style-name="P22">Lasts 1 hour (1 day)</text:p>
              </text:list-item>
            </text:list>
          </table:table-cell>
        </table:table-row>
        <table:table-row>
          <table:table-cell table:style-name="Table1.A2" table:number-columns-spanned="4" office:value-type="string">
            <text:p text:style-name="P2">Second Circle</text:p>
          </table:table-cell>
          <table:covered-table-cell/>
          <table:covered-table-cell/>
          <table:covered-table-cell/>
        </table:table-row>
        <table:table-row>
          <table:table-cell table:style-name="Table1.A3" office:value-type="string">
            <text:p text:style-name="P7">Fiery Bolt</text:p>
          </table:table-cell>
          <table:table-cell table:style-name="Table1.A3" office:value-type="string">
            <text:p text:style-name="P7">C</text:p>
          </table:table-cell>
          <table:table-cell table:style-name="Table1.C3" office:value-type="float" office:value="14">
            <text:p text:style-name="P7">14</text:p>
          </table:table-cell>
          <table:table-cell table:style-name="Table1.A2" office:value-type="string">
            <text:list xml:id="list140617507059890" text:continue-numbering="true" text:style-name="WWNum29">
              <text:list-item>
                <text:p text:style-name="P24">2d8 Fire Bolt (2d8+2)</text:p>
              </text:list-item>
              <text:list-item>
                <text:p text:style-name="P24">Ignite(3) (Ignite(4))</text:p>
              </text:list-item>
            </text:list>
          </table:table-cell>
        </table:table-row>
        <table:table-row>
          <table:table-cell table:style-name="Table1.A3" office:value-type="string">
            <text:p text:style-name="P8">Fiery Shroud</text:p>
          </table:table-cell>
          <table:table-cell table:style-name="Table1.A3" office:value-type="string">
            <text:p text:style-name="P8">C</text:p>
          </table:table-cell>
          <table:table-cell table:style-name="Table1.C3" office:value-type="float" office:value="14">
            <text:p text:style-name="P8">14</text:p>
          </table:table-cell>
          <table:table-cell table:style-name="Table1.A2" office:value-type="string">
            <text:list xml:id="list140616829404038" text:continue-numbering="true" text:style-name="WWNum29">
              <text:list-item>
                <text:p text:style-name="P23">You superheat the air around yourself</text:p>
              </text:list-item>
              <text:list-item>
                <text:p text:style-name="P23">Anyone entering an adjacent hex must save or be stunned for 1 round and crippled until they leave the area (toughness 15)</text:p>
              </text:list-item>
              <text:list-item>
                <text:p text:style-name="P23">Anyone starting their action in an affected hex takes 1d4 penetrating heat damage (no save)</text:p>
              </text:list-item>
            </text:list>
          </table:table-cell>
        </table:table-row>
        <table:table-row>
          <table:table-cell table:style-name="Table1.A3" office:value-type="string">
            <text:p text:style-name="P7">Flame Immunity</text:p>
          </table:table-cell>
          <table:table-cell table:style-name="Table1.A3" office:value-type="string">
            <text:p text:style-name="P7">C</text:p>
          </table:table-cell>
          <table:table-cell table:style-name="Table1.C3" office:value-type="float" office:value="14">
            <text:p text:style-name="P7">14</text:p>
          </table:table-cell>
          <table:table-cell table:style-name="Table1.A2" office:value-type="string">
            <text:list xml:id="list140616907800572" text:continue-numbering="true" text:style-name="WWNum29">
              <text:list-item>
                <text:p text:style-name="P24">You are immune to normal fires</text:p>
              </text:list-item>
              <text:list-item>
                <text:p text:style-name="P24">You gain resist(2) versus magical fire</text:p>
              </text:list-item>
              <text:list-item>
                <text:p text:style-name="P23">Lasts 6 rounds (combat)</text:p>
              </text:list-item>
            </text:list>
          </table:table-cell>
        </table:table-row>
        <table:table-row>
          <table:table-cell table:style-name="Table1.A3" office:value-type="string">
            <text:p text:style-name="P8">Flame Shield</text:p>
          </table:table-cell>
          <table:table-cell table:style-name="Table1.A3" office:value-type="string">
            <text:p text:style-name="P8">C</text:p>
          </table:table-cell>
          <table:table-cell table:style-name="Table1.C3" office:value-type="float" office:value="14">
            <text:p text:style-name="P8">14</text:p>
          </table:table-cell>
          <table:table-cell table:style-name="Table1.A2" office:value-type="string">
            <text:list xml:id="list140616240224424" text:continue-numbering="true" text:style-name="WWNum29">
              <text:list-item>
                <text:p text:style-name="P23">+1 initiative</text:p>
              </text:list-item>
              <text:list-item>
                <text:p text:style-name="P23">+2 defenses</text:p>
              </text:list-item>
              <text:list-item>
                <text:p text:style-name="P23">Any attacker that hits you takes 1d4 penetrating damage and ignite(3)</text:p>
              </text:list-item>
              <text:list-item>
                <text:p text:style-name="P23">Lasts 6 rounds (combat)</text:p>
              </text:list-item>
            </text:list>
          </table:table-cell>
        </table:table-row>
        <table:table-row>
          <table:table-cell table:style-name="Table1.A3" office:value-type="string">
            <text:p text:style-name="P6">Ring of Fire</text:p>
          </table:table-cell>
          <table:table-cell table:style-name="Table1.A3" office:value-type="string">
            <text:p text:style-name="P6">C</text:p>
          </table:table-cell>
          <table:table-cell table:style-name="Table1.C3" office:value-type="float" office:value="14">
            <text:p text:style-name="P6">14</text:p>
          </table:table-cell>
          <table:table-cell table:style-name="Table1.A2" office:value-type="string">
            <text:list xml:id="list140616958798541" text:continue-numbering="true" text:style-name="WWNum29">
              <text:list-item>
                <text:p text:style-name="P25">All hexes adjacent to you are bathed in flame</text:p>
              </text:list-item>
              <text:list-item>
                <text:p text:style-name="P24">Anyone in an effected hex takes 2d6 (2d6+2) damage and ignite(3) unless they save Reflex 14 to dive out of the hex</text:p>
              </text:list-item>
            </text:list>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8Num1z0"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font-size-complex="8pt"/>
    </style:style>
    <style:style style:name="WW8Num1z1" style:family="text">
      <style:text-properties style:font-name="Courier New1" fo:font-family="'Courier New'" style:font-family-generic="modern" style:font-name-complex="Courier New1" style:font-family-complex="'Courier New'" style:font-family-generic-complex="modern"/>
    </style:style>
    <style:style style:name="WW8Num1z2" style:family="text">
      <style:text-properties style:font-name="Wingdings1" fo:font-family="Wingdings" style:font-pitch="variable" style:font-charset="x-symbol" style:font-name-complex="Wingdings1" style:font-family-complex="Wingdings" style:font-pitch-complex="variable"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text:style-name="WW8Num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text:style-name="WW8Num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Magoun, Jonathan Douglas</meta:initial-creator>
    <meta:creation-date>2017-07-04T02:46:00Z</meta:creation-date>
    <dc:date>2017-11-11T14:06:14.870000000</dc:date>
    <meta:editing-cycles>37</meta:editing-cycles>
    <meta:editing-duration>PT5H27M56S</meta:editing-duration>
    <meta:document-statistic meta:table-count="3" meta:image-count="0" meta:object-count="0" meta:page-count="4" meta:paragraph-count="205" meta:word-count="1332" meta:character-count="6781" meta:non-whitespace-character-count="57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